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GradientFormatter.SpanGradientFormatter( float maxScore , String minForegroundColor , String maxForegroundColor , String minBackgroundColor , String maxBackground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GradientFormatter.highlightTerm( String originalText , TokenGroup token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